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e7e" officeooo:paragraph-rsid="0009ee7e"/>
    </style:style>
    <style:style style:name="P2" style:family="paragraph" style:parent-style-name="Standard">
      <style:text-properties fo:font-weight="bold" officeooo:rsid="0009ee7e" officeooo:paragraph-rsid="0009ee7e" style:font-weight-asian="bold" style:font-weight-complex="bold"/>
    </style:style>
    <style:style style:name="P3" style:family="paragraph" style:parent-style-name="Standard">
      <style:text-properties fo:font-weight="normal" officeooo:rsid="0009ee7e" officeooo:paragraph-rsid="0009ee7e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9ee7e" officeooo:paragraph-rsid="0009ee7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b348" officeooo:paragraph-rsid="000eb34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9ee7e" officeooo:paragraph-rsid="000eb348" style:font-weight-asian="normal" style:font-weight-complex="normal"/>
    </style:style>
    <style:style style:name="P7" style:family="paragraph" style:parent-style-name="Standard">
      <style:text-properties fo:font-weight="bold" officeooo:rsid="0009ee7e" officeooo:paragraph-rsid="000a919e" style:font-weight-asian="bold" style:font-weight-complex="bold"/>
    </style:style>
    <style:style style:name="T1" style:family="text">
      <style:text-properties officeooo:rsid="000bf9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0eb348"/>
    </style:style>
    <style:style style:name="T7" style:family="text">
      <style:text-properties style:text-underline-style="solid" style:text-underline-type="double" style:text-underline-width="auto" style:text-underline-color="font-color" fo:font-weight="normal" officeooo:rsid="000eb348" style:font-weight-asian="normal" style:font-weight-complex="normal"/>
    </style:style>
    <style:style style:name="T8" style:family="text">
      <style:text-properties fo:font-weight="normal" officeooo:rsid="000eb348" style:font-weight-asian="normal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2</text:p>
      <text:p text:style-name="P1"/>
      <text:p text:style-name="P1">TEMA 4 TRANSFORMACIÓN DE ENTIDADES Y ATRIBUTOS </text:p>
      <text:p text:style-name="P1"/>
      <text:p text:style-name="P1">ÓSCAR AMAYA <text:s/>CORTÉS</text:p>
      <text:p text:style-name="P1"/>
      <text:p text:style-name="P1"/>
      <text:p text:style-name="P1"/>
      <text:p text:style-name="P2">EJERCICIO 1</text:p>
      <text:p text:style-name="P3"/>
      <text:p text:style-name="P2"><text:span text:style-name="T1">Embarcación</text:span><text:span text:style-name="T2">(</text:span><text:span text:style-name="T3">#id</text:span><text:span text:style-name="T4">, </text:span><text:span text:style-name="T5"><text:s/>precio, descripción)</text:span></text:p>
      <text:p text:style-name="P4"><text:span text:style-name="T6">Socio</text:span><text:span text:style-name="T2">(</text:span><text:span text:style-name="T3">#id</text:span><text:span text:style-name="T2">, </text:span><text:span text:style-name="T7">nif,</text:span><text:span text:style-name="T8"> telefono. Direccion, nombre, f_ingreso</text:span><text:span text:style-name="T2">)</text:span></text:p>
      <text:p text:style-name="P4"><text:span text:style-name="T6">Amarre</text:span><text:span text:style-name="T2">(</text:span>#id, <text:span text:style-name="T8">servicios, luz, agua, </text:span><text:span text:style-name="T7">n_amarre</text:span><text:span text:style-name="T2">)</text:span></text:p>
      <text:p text:style-name="P5">Zona(<text:span text:style-name="T3">#id,</text:span><text:span text:style-name="T2"> n_barcos, profundidad, tipo_barco, ancho, </text:span><text:span text:style-name="T9">letra</text:span>)</text:p>
      <text:p text:style-name="P5">Empleado(<text:span text:style-name="T3">#id</text:span><text:span text:style-name="T2">, telefono, </text:span><text:span text:style-name="T9">nif,</text:span><text:span text:style-name="T2"> nombre, especialidad, dirección</text:span>)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0:16:28.835868600</meta:creation-date>
    <dc:date>2025-11-26T08:49:32.254623000</dc:date>
    <meta:editing-duration>PT20M32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9" meta:word-count="40" meta:character-count="345" meta:non-whitespace-character-count="311"/>
  </office:meta>
</office:document-meta>
</file>